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rixVariableMapMethodArgumentResolver.isSingleValueMap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rixVariableMapMethodArgumentResolver.supportsParameter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rixVariableMapMethodArgumentResolver.resolveArgumentValue( MethodParameter parameter , BindingContext bindingContext , ServerWebExchange 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atrixVariableMapMethodArgumentResolver.MatrixVariableMapMethodArgumentResolver(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